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22pt" fo:language="zxx" fo:country="none" fo:font-style="normal" fo:font-weight="normal" officeooo:rsid="00175819" officeooo:paragraph-rsid="00175819" style:font-size-asian="22pt" style:language-asian="zxx" style:country-asian="none" style:font-style-asian="normal" style:font-weight-asian="normal" style:font-size-complex="22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22pt" fo:language="zxx" fo:country="none" fo:font-style="normal" fo:font-weight="normal" officeooo:rsid="0023551b" officeooo:paragraph-rsid="0023551b" style:font-size-asian="22pt" style:language-asian="zxx" style:country-asian="none" style:font-style-asian="normal" style:font-weight-asian="normal" style:font-size-complex="22pt" style:language-complex="zxx" style:country-complex="none"/>
    </style:style>
    <style:style style:name="P3" style:family="paragraph" style:parent-style-name="Standard">
      <style:paragraph-properties fo:margin-left="0in" fo:margin-right="0.25in" fo:text-align="center" style:justify-single-word="false" fo:text-indent="0in" style:auto-text-indent="false"/>
      <style:text-properties style:font-name="Abyssinica SIL" fo:font-size="22pt" fo:language="zxx" fo:country="none" fo:font-style="normal" fo:font-weight="normal" officeooo:rsid="0023551b" officeooo:paragraph-rsid="0023551b" style:font-size-asian="22pt" style:language-asian="zxx" style:country-asian="none" style:font-style-asian="normal" style:font-weight-asian="normal" style:font-size-complex="2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4pt" fo:language="zxx" fo:country="none" fo:font-style="normal" fo:font-weight="normal" officeooo:rsid="0023551b" officeooo:paragraph-rsid="0023551b" style:font-size-asian="14pt" style:language-asian="zxx" style:country-asian="none" style:font-style-asian="normal" style:font-weight-asian="normal" style:font-size-complex="14pt" style:language-complex="zxx" style:country-complex="none"/>
    </style:style>
    <style:style style:name="P5" style:family="paragraph" style:parent-style-name="Heading_20_4">
      <style:paragraph-properties fo:text-align="center" style:justify-single-word="false"/>
      <style:text-properties fo:language="zxx" fo:country="none" officeooo:rsid="0023551b" officeooo:paragraph-rsid="0023551b" style:language-asian="zxx" style:country-asian="none" style:language-complex="zxx" style:country-complex="none"/>
    </style:style>
    <style:style style:name="P6" style:family="paragraph" style:parent-style-name="Heading_20_4">
      <style:paragraph-properties fo:text-align="center" style:justify-single-word="false" fo:break-before="column"/>
      <style:text-properties fo:language="zxx" fo:country="none" officeooo:paragraph-rsid="0012a270" style:language-asian="zxx" style:country-asian="none" style:language-complex="zxx" style:country-complex="none"/>
    </style:style>
    <style:style style:name="P7" style:family="paragraph" style:parent-style-name="Heading_20_4">
      <style:paragraph-properties fo:text-align="center" style:justify-single-word="false"/>
      <style:text-properties officeooo:rsid="0023551b" officeooo:paragraph-rsid="0023551b"/>
    </style:style>
    <style:style style:name="P8" style:family="paragraph" style:parent-style-name="Heading_20_4">
      <style:paragraph-properties fo:text-align="center" style:justify-single-word="false"/>
      <style:text-properties fo:font-size="14pt" fo:language="zxx" fo:country="none" officeooo:rsid="0023551b" officeooo:paragraph-rsid="0023551b" style:font-size-asian="14pt" style:language-asian="zxx" style:country-asian="none" style:font-size-complex="14pt" style:language-complex="zxx" style:country-complex="none"/>
    </style:style>
    <style:style style:name="P9" style:family="paragraph" style:parent-style-name="Heading_20_4">
      <style:paragraph-properties fo:text-align="center" style:justify-single-word="false"/>
    </style:style>
    <style:style style:name="P10" style:family="paragraph" style:parent-style-name="Standard">
      <style:paragraph-properties fo:margin-left="0in" fo:margin-right="0.25in" fo:text-align="center" style:justify-single-word="false" fo:text-indent="0in" style:auto-text-indent="false"/>
      <style:text-properties style:font-name="Abyssinica SIL" fo:font-size="22pt" fo:language="zxx" fo:country="none" fo:font-style="normal" fo:font-weight="normal" officeooo:rsid="0023551b" officeooo:paragraph-rsid="0023551b" style:font-size-asian="22pt" style:language-asian="zxx" style:country-asian="none" style:font-style-asian="normal" style:font-weight-asian="normal" style:font-size-complex="22pt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23551b" style:language-asian="zxx" style:country-asian="none" style:language-complex="zxx" style:country-complex="none"/>
    </style:style>
    <style:style style:name="T3" style:family="text">
      <style:text-properties fo:language="zxx" fo:country="none" officeooo:rsid="0024f7fb" style:language-asian="zxx" style:country-asian="none" style:language-complex="zxx" style:country-complex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officeooo:rsid="00253406"/>
    </style:style>
    <style:style style:name="T6" style:family="text">
      <style:text-properties officeooo:rsid="0025a1a4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p text:style-name="P1"/>
          <text:p text:style-name="P1"/>
          <text:p text:style-name="P2"/>
          <text:p text:style-name="P2"/>
          <text:p text:style-name="P2">Id<text:span text:style-name="T4">ő</text:span>kapszula </text:p>
          <text:p text:style-name="P4">(analóg emlékek részére)</text:p>
          <text:h text:style-name="P5" text:outline-level="4"/>
          <text:h text:style-name="P5" text:outline-level="4">1. lépés: Jókívánságok megfogalmazása</text:h>
          <text:h text:style-name="P5" text:outline-level="4">2. lépés: Jókívánságok papírra vetése</text:h>
          <text:h text:style-name="P7" text:outline-level="4"><text:span text:style-name="T3">3</text:span><text:span text:style-name="T1">. lépés: Jókívánság vagy egyéb apró tárgy <text:line-break/>elhelyezése az időkapszulában</text:span></text:h>
          <text:h text:style-name="P5" text:outline-level="4"/>
          <text:h text:style-name="P8" text:outline-level="4">Az este végén lezárjuk az időkapszulát, <text:line-break/>melyet legközelebb tíz év múlva fogunk felnyitni!</text:h>
          <text:h text:style-name="P6" text:outline-level="4"/>
          <text:p text:style-name="P1"/>
          <text:p text:style-name="P2"/>
          <text:p text:style-name="P3"/>
          <text:p text:style-name="P3"/>
          <text:p text:style-name="P3">Üzenetrögzít<text:span text:style-name="T4">ő</text:span></text:p>
          <text:p text:style-name="P4">(potenciális digitális csalódás)</text:p>
          <text:p text:style-name="P4"/>
          <text:p text:style-name="P4"/>
          <text:h text:style-name="P9" text:outline-level="4">1. lépés: <text:span text:style-name="T2"><text:s/>Kagyló a fülhöz</text:span></text:h>
          <text:h text:style-name="P9" text:outline-level="4">2. lépés: <text:span text:style-name="T5">S</text:span>ípszó után üzenet</text:h>
          <text:h text:style-name="Heading_20_4" text:outline-level="4"/>
          <text:h text:style-name="P8" text:outline-level="4"><text:s/>A kagylóba kiabál<text:span text:style-name="T6">n</text:span>i ér, de szükségtelen, <text:line-break/>a készülé<text:span text:style-name="T5">k</text:span> kiváló jel-zaj viszonnyal rendelkezik!</text:h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in" fo:margin-right="0.25in" fo:line-height="115%" fo:text-indent="0in" style:auto-text-indent="false"/>
      <style:text-properties style:font-name="Abyssinica SIL" fo:font-family="'Abyssinica SIL'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8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8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in" fo:margin-right="0.4in" fo:margin-top="0.0835in" fo:margin-bottom="0.0835in" style:contextual-spacing="false" fo:text-indent="0in" style:auto-text-indent="false"/>
      <style:text-properties style:font-name="Z003" fo:font-family="Z003" style:font-style-name="Italic" style:font-pitch="variable" fo:font-size="18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10:07.166864107</meta:creation-date>
    <dc:date>2024-06-05T14:46:19.627354435</dc:date>
    <meta:editing-duration>PT1H14M51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62" meta:character-count="464" meta:non-whitespace-character-count="407"/>
  </office:meta>
</office:document-meta>
</file>